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2910.0">
            <text:p>2910</text:p>
          </table:table-cell>
          <table:table-cell office:value-type="float" office:value="51869.0">
            <text:p>5186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03.0">
            <text:p>-403</text:p>
          </table:table-cell>
          <table:table-cell office:value-type="float" office:value="-34909.0">
            <text:p>-34909</text:p>
          </table:table-cell>
          <table:table-cell office:value-type="float" office:value="7505.0">
            <text:p>7505</text:p>
          </table:table-cell>
          <table:table-cell office:value-type="float" office:value="335636.0">
            <text:p>335636</text:p>
          </table:table-cell>
          <table:table-cell office:value-type="float" office:value="-487.0">
            <text:p>-487</text:p>
          </table:table-cell>
          <table:table-cell office:value-type="float" office:value="-79719.0">
            <text:p>-79719</text:p>
          </table:table-cell>
          <table:table-cell office:value-type="float" office:value="-316.0">
            <text:p>-316</text:p>
          </table:table-cell>
          <table:table-cell office:value-type="float" office:value="11707.0">
            <text:p>11707</text:p>
          </table:table-cell>
          <table:table-cell office:value-type="float" office:value="-16960.0">
            <text:p>-16960</text:p>
          </table:table-cell>
          <table:table-cell office:value-type="float" office:value="-267624.0">
            <text:p>-267624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6654.0">
            <text:p>-6654</text:p>
          </table:table-cell>
          <table:table-cell office:value-type="float" office:value="63488.0">
            <text:p>63488</text:p>
          </table:table-cell>
          <table:table-cell office:value-type="float" office:value="5.0">
            <text:p>5</text:p>
          </table:table-cell>
          <table:table-cell office:value-type="float" office:value="277.0">
            <text:p>277</text:p>
          </table:table-cell>
          <table:table-cell office:value-type="float" office:value="-4768.0">
            <text:p>-4768</text:p>
          </table:table-cell>
          <table:table-cell office:value-type="float" office:value="-54064.0">
            <text:p>-54064</text:p>
          </table:table-cell>
          <table:table-cell office:value-type="float" office:value="588.0">
            <text:p>588</text:p>
          </table:table-cell>
          <table:table-cell office:value-type="float" office:value="32200.0">
            <text:p>32200</text:p>
          </table:table-cell>
          <table:table-cell office:value-type="float" office:value="-235.0">
            <text:p>-235</text:p>
          </table:table-cell>
          <table:table-cell office:value-type="float" office:value="-50392.0">
            <text:p>-50392</text:p>
          </table:table-cell>
          <table:table-cell office:value-type="float" office:value="824.0">
            <text:p>824</text:p>
          </table:table-cell>
          <table:table-cell office:value-type="float" office:value="281162.0">
            <text:p>281162</text:p>
          </table:table-cell>
          <table:table-cell office:value-type="float" office:value="-9701.0">
            <text:p>-9701</text:p>
          </table:table-cell>
          <table:table-cell office:value-type="float" office:value="-262970.0">
            <text:p>-262970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10864.0">
            <text:p>-10864</text:p>
          </table:table-cell>
          <table:table-cell office:value-type="float" office:value="-63482.0">
            <text:p>-634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77.0">
            <text:p>3377</text:p>
          </table:table-cell>
          <table:table-cell office:value-type="float" office:value="23291.0">
            <text:p>23291</text:p>
          </table:table-cell>
          <table:table-cell office:value-type="float" office:value="-7257.0">
            <text:p>-7257</text:p>
          </table:table-cell>
          <table:table-cell office:value-type="float" office:value="94074.0">
            <text:p>94074</text:p>
          </table:table-cell>
          <table:table-cell office:value-type="float" office:value="181.0">
            <text:p>181</text:p>
          </table:table-cell>
          <table:table-cell office:value-type="float" office:value="20.0">
            <text:p>20</text:p>
          </table:table-cell>
          <table:table-cell office:value-type="float" office:value="8860.0">
            <text:p>8860</text:p>
          </table:table-cell>
          <table:table-cell office:value-type="float" office:value="-27046.0">
            <text:p>-27046</text:p>
          </table:table-cell>
          <table:table-cell office:value-type="float" office:value="40191.0">
            <text:p>40191</text:p>
          </table:table-cell>
          <table:table-cell office:value-type="float" office:value="-67048.0">
            <text:p>-6704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13833.0">
            <text:p>-13833</text:p>
          </table:table-cell>
          <table:table-cell office:value-type="float" office:value="-2366.0">
            <text:p>-2366</text:p>
          </table:table-cell>
          <table:table-cell office:value-type="float" office:value="5.0">
            <text:p>5</text:p>
          </table:table-cell>
          <table:table-cell office:value-type="float" office:value="243.0">
            <text:p>243</text:p>
          </table:table-cell>
          <table:table-cell office:value-type="float" office:value="1051.0">
            <text:p>1051</text:p>
          </table:table-cell>
          <table:table-cell office:value-type="float" office:value="4182.0">
            <text:p>4182</text:p>
          </table:table-cell>
          <table:table-cell office:value-type="float" office:value="4637.0">
            <text:p>4637</text:p>
          </table:table-cell>
          <table:table-cell office:value-type="float" office:value="99339.0">
            <text:p>99339</text:p>
          </table:table-cell>
          <table:table-cell office:value-type="float" office:value="5.0">
            <text:p>5</text:p>
          </table:table-cell>
          <table:table-cell office:value-type="float" office:value="255.0">
            <text:p>255</text:p>
          </table:table-cell>
          <table:table-cell office:value-type="float" office:value="-1606.0">
            <text:p>-1606</text:p>
          </table:table-cell>
          <table:table-cell office:value-type="float" office:value="-19933.0">
            <text:p>-19933</text:p>
          </table:table-cell>
          <table:table-cell office:value-type="float" office:value="-2059.0">
            <text:p>-2059</text:p>
          </table:table-cell>
          <table:table-cell office:value-type="float" office:value="-79661.0">
            <text:p>-79661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9208.0">
            <text:p>-9208</text:p>
          </table:table-cell>
          <table:table-cell office:value-type="float" office:value="-67423738.0">
            <text:p>-6742373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7403.0">
            <text:p>-7403</text:p>
          </table:table-cell>
          <table:table-cell office:value-type="float" office:value="-54760026.0">
            <text:p>-54760026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